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1-1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1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5-05-0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2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0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2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1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09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0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0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1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2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2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0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2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0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2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12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2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3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07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0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1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0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1-2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11-0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08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06-2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04-2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03-0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6-01-2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5-11-0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5-10-01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5-08-2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5-07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5-06-24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5-05-2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5-03-10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4-12-1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4-11-1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4-09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4-04-0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4-02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11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10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10-1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10-02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09-1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09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08-1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07-2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07-0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06-0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04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03-1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02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3-02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12-2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11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09-26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09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08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06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0-10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1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200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812</text:p>
          </table:table-cell>
          <table:table-cell office:value-type="string" calcext:value-type="string">
            <text:p>QBAA at Taconite, #14, Taconite Well</text:p>
          </table:table-cell>
          <table:table-cell office:value-type="string" calcext:value-type="string">
            <text:p>199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434" meta:object-count="0"/>
    <meta:user-defined meta:name="AppVersion">3.0</meta:user-defined>
  </office:meta>
</office:document-meta>
</file>